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faf46" loext:opacity="100%" style:font-name="Arial1" fo:font-size="24pt" fo:font-weight="bold" officeooo:rsid="001732cc" officeooo:paragraph-rsid="001732cc" style:font-size-asian="21pt" style:font-weight-asian="bold" style:font-size-complex="24pt" style:font-weight-complex="bold"/>
    </style:style>
    <style:style style:name="P2" style:family="paragraph" style:parent-style-name="Standard">
      <style:text-properties fo:color="#8d1d75" loext:opacity="100%" style:font-name="Arial1" fo:font-size="14pt" fo:font-weight="bold" officeooo:rsid="001732cc" officeooo:paragraph-rsid="001732cc" style:font-size-asian="12.25pt" style:font-weight-asian="bold" style:font-size-complex="14pt" style:font-weight-complex="bold"/>
    </style:style>
    <style:style style:name="P3" style:family="paragraph" style:parent-style-name="Standard">
      <style:text-properties fo:color="#8d1d75" loext:opacity="100%" style:font-name="Arial1" fo:font-size="11pt" fo:font-weight="normal" officeooo:rsid="001732cc" officeooo:paragraph-rsid="001732cc"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normal" officeooo:rsid="001732cc" officeooo:paragraph-rsid="001732cc"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1732cc" officeooo:paragraph-rsid="001732cc" style:font-size-asian="9.60000038146973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6: El lenguaje UML.</text:p>
      <text:p text:style-name="P1"/>
      <text:p text:style-name="P2">1. Utilización de metodologías de desarrollo orientado a objetos.</text:p>
      <text:p text:style-name="P2"/>
      <text:p text:style-name="P4">Uno de los principales beneficios de utilizar metodologías orientadas a objetos es que éstas facilitan la reutilización de componentes software.</text:p>
      <text:p text:style-name="P4"/>
      <text:p text:style-name="P4">Uno de los lenguajes más utilizados para la modelación orientada a objetos es el lenguaje UML (Unified Modeling Language). Utilizando una metodología orientada a objetos es posible construir un sistema a través de la unión de diferentes componentes, pues estos permiten desarrollar funcionalidades básicas que pueden ser unidas para crear una funcionalidad mayor.</text:p>
      <text:p text:style-name="P4"/>
      <text:p text:style-name="P4">El principio básico que estamos utilizando es por un lado la reutilización y por otro la limitación de las funcionalidades de cada módulo.</text:p>
      <text:p text:style-name="P4">Existen al menos tres tipos de metodologías orientadas a objetos:</text:p>
      <text:p text:style-name="P4"/>
      <text:p text:style-name="P5">· Técnicas de Modelado de Objetos (OMT): <text:span text:style-name="T1">se trata de una de las primeras metodologías orientadas a objetos que se crearon.</text:span></text:p>
      <text:p text:style-name="P5"><text:span text:style-name="T1"/></text:p>
      <text:p text:style-name="P5">· Metodología de Proceso de Objetos (OPM): <text:span text:style-name="T1">una de sus principales características es que únicamente posee un tipo de diagrama denominado diagrama de proceso de objeto que permite modelar las estructuras funciones y comportamiento del sistema.</text:span></text:p>
      <text:p text:style-name="P5"><text:span text:style-name="T1"/></text:p>
      <text:p text:style-name="P5">· Proceso Unificado de Rational (RUP): <text:span text:style-name="T1">se trata de una metodología bastante compleja que introduce diferentes fases en el desarrollo que requieren dos interacciones.</text:span></text:p>
      <text:p text:style-name="P5"><text:span text:style-name="T1"/></text:p>
      <text:p text:style-name="P2">2. Qué es UML.</text:p>
      <text:p text:style-name="P3"/>
      <text:p text:style-name="P4">UML es un lenguaje estándar que permite el modelado de objetos existentes en el mundo real para ser utilizado en una metodología orientada a objetos.</text:p>
      <text:p text:style-name="P4"/>
      <text:p text:style-name="P4">Se trata de un lenguaje cuya intención es generar un estándar para la visualización del diseño de un sistema. Se puede adaptar a cualquier tipo de problema siempre y cuando sea orientada a objetos.</text:p>
      <text:p text:style-name="P4"/>
      <text:p text:style-name="P4">UML se ha convertido en un lenguaje estándar para generación de modelados que se utiliza en entornos profesionales. Ofrece la capacidad de visualizar diferentes etapas en el desarrollo software como la de análisis, diseño e implementación.</text:p>
      <text:p text:style-name="P4"/>
      <text:p text:style-name="P5">Características principales.</text:p>
      <text:p text:style-name="P5"/>
      <text:p text:style-name="P4">Gracias a que es un lenguaje estándar, sus reglas están bien definidas y se pueden intercambiar diagramas y modelados entre diferentes regiones. Es capaz de reducir el coste de un desarrollo mediante la utilización de diagramas que permiten visualizar fácilmente nuestro sistema.</text:p>
      <text:p text:style-name="P4">Esto se puede realizar de una manera más sencilla utilizando herramientas de generación de diagramas y visualización.</text:p>
      <text:p text:style-name="P4">Es una fuerte ayuda visual para la construcción del software.</text:p>
      <text:p text:style-name="P4"/>
      <text:p text:style-name="P4"/>
      <text:p text:style-name="P4"/>
      <text:p text:style-name="P4"/>
      <text:p text:style-name="P4"/>
      <text:p text:style-name="P4"/>
      <text:p text:style-name="P4"/>
      <text:p text:style-name="P2"><text:soft-page-break/>3. Versiones de UML y herramientas.</text:p>
      <text:p text:style-name="P2"/>
      <text:p text:style-name="P5">Versiones de UML.</text:p>
      <text:p text:style-name="P5"/>
      <text:p text:style-name="P4">Existen tres principales versiones: UML 1.0, UML 1.x y UML 2.0 (versión actual). En la versión actual se ha definido un árbol completo de las estructuras en las que se relacionan los diferentes diagramas de lenguaje para poder definir el modelado de cualquier componente software.</text:p>
      <text:p text:style-name="P4"/>
      <text:p text:style-name="P4">Uno de los problemas que tiene UML es la interpretación que se puede realizar con los diagramas a pesar de que éstos estén correctamente implementados.</text:p>
      <text:p text:style-name="P4"/>
      <text:p text:style-name="P5">Herramientas para la elaboración de diagramas.</text:p>
      <text:p text:style-name="P5"/>
      <text:p text:style-name="P4">La mayor parte de estas herramientas suelen ser de pago, pues se trata de herramientas con características muy específicas. Pueden ser incorporadas a los IDEs de desarrollo, permitiendo la vinculación de la generación de código a través de diagramas UML. </text:p>
      <text:p text:style-name="P4">Algunos ejemplos de herramientas para el modelado a través de UML son:</text:p>
      <text:p text:style-name="P4"/>
      <text:p text:style-name="P5">· Rational Rose: <text:span text:style-name="T1">se trata de una herramienta profesional de pago y que incluye todos los diagramas UML del modelo.</text:span></text:p>
      <text:p text:style-name="P5"><text:span text:style-name="T1"/></text:p>
      <text:p text:style-name="P5">· StarUML: <text:span text:style-name="T1">es una herramienta que se puede vincular a diferentes IDEs, fácil de usar y bastante rápida.</text:span></text:p>
      <text:p text:style-name="P5"><text:span text:style-name="T1"/></text:p>
      <text:p text:style-name="P5">· Papyrus UML: <text:span text:style-name="T1">se trata del entorno de modelado estándar utilizado dentro de Eclipse, siendo gratuito y de código abierto.</text:span></text:p>
      <text:p text:style-name="P5"><text:span text:style-name="T1"/></text:p>
      <text:p text:style-name="P2">4. Principales diagramas en UML.</text:p>
      <text:p text:style-name="P2"/>
      <text:p text:style-name="P4">Los principales diagramas que podemos diferenciar en UML son los siguientes:</text:p>
      <text:p text:style-name="P4"/>
      <text:p text:style-name="P5">· Diagrama de casos de uso: <text:span text:style-name="T1">permiten indicar con detalle el comportamiento que debe tener el sistema desde el punto de vista del usuario.</text:span></text:p>
      <text:p text:style-name="P5"><text:span text:style-name="T1"/></text:p>
      <text:p text:style-name="P5">· Diagrama de clases: <text:span text:style-name="T1">permite mostrar las relaciones que existen entre las diferentes clases, así como el modelo de datos que contiene.</text:span></text:p>
      <text:p text:style-name="P5"><text:span text:style-name="T1"/></text:p>
      <text:p text:style-name="P5">· Diagrama de secuencia: <text:span text:style-name="T1">permite representar interacciones de manera dinámica.</text:span></text:p>
      <text:p text:style-name="P5"><text:span text:style-name="T1"/></text:p>
      <text:p text:style-name="P5">· Diagrama de colaboración: <text:span text:style-name="T1">permite representar la interacción que tiene un objeto con su alrededor.</text:span></text:p>
      <text:p text:style-name="P5"><text:span text:style-name="T1"/></text:p>
      <text:p text:style-name="P5">· Diagrama de estado: <text:span text:style-name="T1">muestra la secuencia de estados por la que pasa un objeto a lo largo de sus interacciones.</text:span></text:p>
      <text:p text:style-name="P5"><text:span text:style-name="T1"/></text:p>
      <text:p text:style-name="P5">· Diagrama de componentes: <text:span text:style-name="T1">permite representar una visión de alto nivel de la estructura de paquetes del sistema.</text:span></text:p>
      <text:p text:style-name="P5"><text:span text:style-name="T1"/></text:p>
      <text:p text:style-name="P5">· Diagramas de despliegue: <text:span text:style-name="T1">se trata de un diagrama que permite mostrar la configuración necesaria para la ejecución de todos los componentes software en un entorno re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20:37:37.829000000</meta:creation-date>
    <dc:date>2023-11-26T20:57:07.480000000</dc:date>
    <meta:editing-duration>PT19M30S</meta:editing-duration>
    <meta:editing-cycles>1</meta:editing-cycles>
    <meta:document-statistic meta:table-count="0" meta:image-count="0" meta:object-count="0" meta:page-count="2" meta:paragraph-count="36" meta:word-count="719" meta:character-count="4557" meta:non-whitespace-character-count="3873"/>
    <meta:generator>LibreOffice/7.6.2.1$Windows_X86_64 LibreOffice_project/56f7684011345957bbf33a7ee678afaf4d2ba333</meta:generator>
  </office:meta>
</office:document-meta>
</file>